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loext:graphic-properties draw:fill="solid" draw:fill-color="#ffffff"/>
      <style:paragraph-properties fo:background-color="#ffffff"/>
    </style:style>
    <style:style style:name="P2" style:family="paragraph" style:parent-style-name="normal">
      <loext:graphic-properties draw:fill="solid" draw:fill-color="#ffffff"/>
      <style:paragraph-properties fo:margin-left="-0.035cm" fo:margin-right="-0.035cm" fo:margin-top="0cm" fo:margin-bottom="0cm" style:contextual-spacing="false" fo:line-height="216%" fo:text-indent="0cm" style:auto-text-indent="false" fo:background-color="#ffffff"/>
    </style:style>
    <style:style style:name="P3" style:family="paragraph" style:parent-style-name="normal" style:master-page-name="Standard">
      <loext:graphic-properties draw:fill="solid" draw:fill-color="#ffffff"/>
      <style:paragraph-properties style:page-number="1" fo:background-color="#ffffff"/>
      <style:text-properties officeooo:paragraph-rsid="0014ed30"/>
    </style:style>
    <style:style style:name="P4" style:family="paragraph" style:parent-style-name="normal">
      <loext:graphic-properties draw:fill="solid" draw:fill-color="#ffffff"/>
      <style:paragraph-properties fo:background-color="#ffffff"/>
      <style:text-properties officeooo:paragraph-rsid="0014ed30"/>
    </style:style>
    <style:style style:name="T1" style:family="text">
      <style:text-properties fo:color="#333333" loext:opacity="100%" fo:font-size="10.5pt" style:font-size-asian="10.5pt" style:font-size-complex="10.5pt"/>
    </style:style>
    <style:style style:name="T2" style:family="text">
      <style:text-properties fo:color="#666666" loext:opacity="100%" fo:font-size="9pt" style:font-size-asian="9pt" style:font-size-complex="9pt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Nas últimas semanas, você analisou dados de séries temporais e examinou algumas técnicas para prever esses dados, incluindo análise estatística , regressão linear e aprendizado de máquina com redes de aprendizado profundo e redes neurais recorrentes. Mas agora vamos ir além dos dados sintéticos para alguns dados do mundo real e aplicar o que aprendemos para criar previsões para eles.</text:span></text:p>
      <text:p text:style-name="P4"><text:span text:style-name="T1"/></text:p>
      <text:p text:style-name="P4"><text:span text:style-name="T1">Vamos começar com esse conjunto de dados do Kaggle, que rastreia as manchas solares mensalmente de 1749 até 2018. As manchas solares têm ciclos sazonais aproximadamente a cada 11 anos. Então, vamos tentar isso para ver se podemos prever a partir disso.</text:span></text:p>
      <text:p text:style-name="P4"><text:span text:style-name="T1"/></text:p>
      <text:p text:style-name="P4"><text:span text:style-name="T1">É um conjunto de dados CSV com a primeira coluna sendo um índice, a segunda sendo uma data no formato ano, mês, dia e a terceira sendo a data do mês em que a medição foi feita. É um valor médio mensal que deveria estar no final desse mês. Você pode baixá-lo do Kaggle ou, se estiver usando o notebook nesta lição, eu o hospedei convenientemente no meu Cloud Storage. É um conjunto de dados bem simples, mas nos ajuda a entender um pouco mais sobre como otimizar nosso código para prever o conjunto de dados com base na natureza dos dados subjacentes. Obviamente, um tamanho não serve para todos, especialmente quando se trata de dados com sazonalidade.</text:span></text:p>
      <text:p text:style-name="P4"><text:span text:style-name="T1"/></text:p>
      <text:p text:style-name="P4"><text:span text:style-name="T1">Então, vamos dar uma olhada no código. Ok, primeiro de tudo, se você estiver usando um codelab, precisará colocar os dados em sua instância de codelab. Esse código baixará o arquivo que eu armazenei para você. Você realmente deveria obtê-lo do Kaggle e armazená-lo em seu próprio servidor ou até mesmo enviá-lo manualmente para o codelab, mas por conveniência, eu o armazenei aqui.</text:span></text:p>
      <text:p text:style-name="P4"><text:span text:style-name="T1"/></text:p>
      <text:p text:style-name="P4"><text:span text:style-name="T1">Aqui está o código para ler o arquivo CSV e colocar seus dados em uma lista de manchas solares e registros de data e hora.</text:span></text:p>
      <text:p text:style-name="P4"><text:span text:style-name="T1"/></text:p>
      <text:p text:style-name="P4"><text:span text:style-name="T1">Começaremos importando a biblioteca CSV.</text:span></text:p>
      <text:p text:style-name="P4"><text:span text:style-name="T1"/></text:p>
      <text:p text:style-name="P4"><text:span text:style-name="T1">Em seguida, abriremos o arquivo. Se você estiver usando o codelab e o código W get que você viu anteriormente, baixe o CSV e o coloque em temperatura de barra. Então, esse código simplesmente o lê a partir daí.</text:span></text:p>
      <text:p text:style-name="P4"><text:span text:style-name="T1"/></text:p>
      <text:p text:style-name="P4"><text:span text:style-name="T1">Essa linha, próxima leitora, chama-se Antes de percorrermos as linhas e o leitor, e simplesmente lê a primeira linha e acabamos por jogá-la fora. Isso porque os títulos das colunas estão na primeira linha do arquivo, como você pode ver aqui.</text:span></text:p>
      <text:p text:style-name="P4"><text:span text:style-name="T1"/></text:p>
      <text:p text:style-name="P4"><text:span text:style-name="T1">Em seguida, examinaremos o leitor lendo o arquivo linha por linha. Nossas manchas solares estão, na verdade, na coluna 2 e queremos que elas sejam convertidas em um flutuador. À medida que o arquivo é lido, cada item será lido como uma string, então podemos convertê-los agora, em vez de iterar a lista posteriormente e depois converter todos os tipos de dados</text:span></text:p>
      <text:p text:style-name="P4"><text:span text:style-name="T1"/></text:p>
      <text:p text:style-name="P4"><text:span text:style-name="T1">Da mesma forma, leremos os intervalos de tempo como números inteiros.</text:span></text:p>
      <text:p text:style-name="P4"><text:span text:style-name="T1"/></text:p>
      <text:p text:style-name="P4"><text:span text:style-name="T1"><text:s/>Por mais que o código que usaremos para processar esses negócios seja feito com matrizes NumPy, agora podemos muito bem converter uma lista em matrizes NumPy.</text:span></text:p>
      <text:p text:style-name="P2"><text:span text:style-name="T2">Reproduza o vídeo começando em :2:48 e siga a transcrição</text:span></text:p>
      <text:p text:style-name="P1"><text:span text:style-name="T2">2:48</text:span></text:p>
      <text:p text:style-name="P4"><text:soft-page-break/><text:span text:style-name="T1">É mais eficiente fazer isso dessa maneira, construir seus dados em uma lista descartável e depois convertê-los em NumPy do que eu teria sido para começar com matrizes NumPy, porque toda vez que você acrescenta um item a um NumPy, há muito gerenciamento de memória para clonar a lista, talvez muitos dados que possam ficar lentos.</text:span></text:p>
      <text:p text:style-name="P4"><text:span text:style-name="T1"/></text:p>
      <text:p text:style-name="P4"><text:span text:style-name="T1">Se traçarmos nossos dados, fica assim. Observe que temos sazonalidade, mas não é muito regular com alguns picos e muito mais alta do que outros. Também temos um pouco de ruído, mas não há uma tendência geral.</text:span></text:p>
      <text:p text:style-name="P4"><text:span text:style-name="T1"/></text:p>
      <text:p text:style-name="P4"><text:span text:style-name="T1">Como antes, vamos dividir nossa série em conjuntos de dados de treinamento e validação. Vamos nos dividir no momento 1.000. Teremos um tamanho de janela de 20, tamanho de lote de 32 e um buffer embaralhado de 1.000.</text:span></text:p>
      <text:p text:style-name="P4"><text:span text:style-name="T1"/></text:p>
      <text:p text:style-name="P4"><text:span text:style-name="T1">Usaremos o mesmo código de conjunto de dados de janela que usamos durante toda a semana para transformar uma série em um conjunto de dados no qual podemos treinar.</text:span></text:p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5T10:14:03.540462157</dc:date>
    <meta:editing-duration>PT13M42S</meta:editing-duration>
    <meta:editing-cycles>1</meta:editing-cycles>
    <meta:document-statistic meta:table-count="0" meta:image-count="0" meta:object-count="0" meta:page-count="2" meta:paragraph-count="17" meta:word-count="663" meta:character-count="3848" meta:non-whitespace-character-count="3201"/>
    <meta:generator>LibreOffice/7.3.7.2$Linux_X86_64 LibreOffice_project/30$Build-2</meta:generator>
  </office:meta>
</office:document-meta>
</file>